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90.09mm" svg:x="5.02mm" svg:y="62.54mm">
            <loext:p draw:notify-on-update-of-ranges="Sheet1.A3:Sheet1.A12 Sheet1.B2:Sheet1.B2 Sheet1.C3:Sheet1.C12 Sheet1.E2:Sheet1.E2 Sheet1.F3:Sheet1.F12 Sheet1.H2:Sheet1.H2 Sheet1.I3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ce8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float" office:value="5000" calcext:value-type="float" table:number-columns-spanned="3" table:number-rows-spanned="1">
            <text:p>5000</text:p>
          </table:table-cell>
          <table:covered-table-cell table:style-name="ce5"/>
          <table:covered-table-cell table:style-name="ce4"/>
          <table:table-cell table:style-name="ce5" office:value-type="float" office:value="10000" calcext:value-type="float" table:number-columns-spanned="3" table:number-rows-spanned="1">
            <text:p>10000</text:p>
          </table:table-cell>
          <table:covered-table-cell table:style-name="ce3"/>
          <table:covered-table-cell table:style-name="ce1"/>
          <table:table-cell table:style-name="ce5" office:value-type="float" office:value="15000" calcext:value-type="float" table:number-columns-spanned="3" table:number-rows-spanned="1">
            <text:p>15000</text:p>
          </table:table-cell>
          <table:covered-table-cell table:style-name="ce3"/>
          <table:covered-table-cell table:style-name="ce1"/>
          <table:table-cell table:style-name="ce1"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6946" calcext:value-type="float">
            <text:p>3026946</text:p>
          </table:table-cell>
          <table:table-cell office:value-type="float" office:value="59" calcext:value-type="float">
            <text:p>59.00</text:p>
          </table:table-cell>
          <table:table-cell office:value-type="float" office:value="120" calcext:value-type="float">
            <text:p>120.00</text:p>
          </table:table-cell>
          <table:table-cell office:value-type="float" office:value="3200604" calcext:value-type="float">
            <text:p>3200604</text:p>
          </table:table-cell>
          <table:table-cell table:style-name="ce6" office:value-type="float" office:value="98.19" calcext:value-type="float">
            <text:p>98.19</text:p>
          </table:table-cell>
          <table:table-cell table:style-name="ce6" office:value-type="float" office:value="195.97" calcext:value-type="float">
            <text:p>195.97</text:p>
          </table:table-cell>
          <table:table-cell office:value-type="float" office:value="3238803" calcext:value-type="float">
            <text:p>3238803</text:p>
          </table:table-cell>
          <table:table-cell table:style-name="ce6" office:value-type="float" office:value="132.58" calcext:value-type="float">
            <text:p>132.58</text:p>
          </table:table-cell>
          <table:table-cell table:style-name="ce6" table:formula="of:=60*4+24.47" office:value-type="float" office:value="264.47" calcext:value-type="float">
            <text:p>264.47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20582" calcext:value-type="float">
            <text:p>3020582</text:p>
          </table:table-cell>
          <table:table-cell office:value-type="float" office:value="58.41" calcext:value-type="float">
            <text:p>58.41</text:p>
          </table:table-cell>
          <table:table-cell office:value-type="float" office:value="117.16" calcext:value-type="float">
            <text:p>117.16</text:p>
          </table:table-cell>
          <table:table-cell office:value-type="float" office:value="3187805" calcext:value-type="float">
            <text:p>3187805</text:p>
          </table:table-cell>
          <table:table-cell table:style-name="ce6" office:value-type="float" office:value="97.54" calcext:value-type="float">
            <text:p>97.54</text:p>
          </table:table-cell>
          <table:table-cell table:style-name="ce6" table:formula="of:=3*60+18.05" office:value-type="float" office:value="198.05" calcext:value-type="float">
            <text:p>198.05</text:p>
          </table:table-cell>
          <table:table-cell office:value-type="float" office:value="3224682" calcext:value-type="float">
            <text:p>3224682</text:p>
          </table:table-cell>
          <table:table-cell table:style-name="ce6" office:value-type="float" office:value="130.46" calcext:value-type="float">
            <text:p>130.46</text:p>
          </table:table-cell>
          <table:table-cell table:style-name="ce6" table:formula="of:=4*60+23.82" office:value-type="float" office:value="263.82" calcext:value-type="float">
            <text:p>263.8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22685" calcext:value-type="float">
            <text:p>5022685</text:p>
          </table:table-cell>
          <table:table-cell office:value-type="float" office:value="90.09" calcext:value-type="float">
            <text:p>90.09</text:p>
          </table:table-cell>
          <table:table-cell table:formula="of:=3*60+1.43" office:value-type="float" office:value="181.43" calcext:value-type="float">
            <text:p>181.43</text:p>
          </table:table-cell>
          <table:table-cell office:value-type="float" office:value="5296435" calcext:value-type="float">
            <text:p>5296435</text:p>
          </table:table-cell>
          <table:table-cell table:style-name="ce6" office:value-type="float" office:value="150.09" calcext:value-type="float">
            <text:p>150.09</text:p>
          </table:table-cell>
          <table:table-cell table:style-name="ce6" table:formula="of:=4*60+56.75" office:value-type="float" office:value="296.75" calcext:value-type="float">
            <text:p>296.75</text:p>
          </table:table-cell>
          <table:table-cell office:value-type="float" office:value="5356447" calcext:value-type="float">
            <text:p>5356447</text:p>
          </table:table-cell>
          <table:table-cell table:style-name="ce6" office:value-type="float" office:value="196.4" calcext:value-type="float">
            <text:p>196.40</text:p>
          </table:table-cell>
          <table:table-cell table:style-name="ce6" table:formula="of:=6*60+25.1" office:value-type="float" office:value="385.1" calcext:value-type="float">
            <text:p>385.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40121" calcext:value-type="float">
            <text:p>140121</text:p>
          </table:table-cell>
          <table:table-cell office:value-type="float" office:value="6.07" calcext:value-type="float">
            <text:p>6.07</text:p>
          </table:table-cell>
          <table:table-cell office:value-type="float" office:value="6.58" calcext:value-type="float">
            <text:p>6.58</text:p>
          </table:table-cell>
          <table:table-cell office:value-type="float" office:value="151764" calcext:value-type="float">
            <text:p>151764</text:p>
          </table:table-cell>
          <table:table-cell table:style-name="ce6" office:value-type="float" office:value="18.56" calcext:value-type="float">
            <text:p>18.56</text:p>
          </table:table-cell>
          <table:table-cell table:style-name="ce6" office:value-type="float" office:value="19.43" calcext:value-type="float">
            <text:p>19.43</text:p>
          </table:table-cell>
          <table:table-cell office:value-type="float" office:value="160299" calcext:value-type="float">
            <text:p>160299</text:p>
          </table:table-cell>
          <table:table-cell table:style-name="ce6" office:value-type="float" office:value="41.46" calcext:value-type="float">
            <text:p>41.46</text:p>
          </table:table-cell>
          <table:table-cell table:style-name="ce6" office:value-type="float" office:value="50.6" calcext:value-type="float">
            <text:p>50.60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36364" calcext:value-type="float">
            <text:p>4936364</text:p>
          </table:table-cell>
          <table:table-cell office:value-type="float" office:value="76.34" calcext:value-type="float">
            <text:p>76.34</text:p>
          </table:table-cell>
          <table:table-cell office:value-type="float" office:value="130.85" calcext:value-type="float">
            <text:p>130.85</text:p>
          </table:table-cell>
          <table:table-cell office:value-type="float" office:value="5237758" calcext:value-type="float">
            <text:p>5237758</text:p>
          </table:table-cell>
          <table:table-cell table:style-name="ce6" office:value-type="float" office:value="127.61" calcext:value-type="float">
            <text:p>127.61</text:p>
          </table:table-cell>
          <table:table-cell table:style-name="ce6" table:formula="of:=3*60+25.5" office:value-type="float" office:value="205.5" calcext:value-type="float">
            <text:p>205.50</text:p>
          </table:table-cell>
          <table:table-cell office:value-type="float" office:value="5308674" calcext:value-type="float">
            <text:p>5308674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6" table:formula="of:=6*60+18.7" office:value-type="float" office:value="378.7" calcext:value-type="float">
            <text:p>378.7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76802" calcext:value-type="float">
            <text:p>6176802</text:p>
          </table:table-cell>
          <table:table-cell office:value-type="float" office:value="115.38" calcext:value-type="float">
            <text:p>115.38</text:p>
          </table:table-cell>
          <table:table-cell table:formula="of:=3*60+50.39" office:value-type="float" office:value="230.39" calcext:value-type="float">
            <text:p>230.39</text:p>
          </table:table-cell>
          <table:table-cell office:value-type="float" office:value="6557900" calcext:value-type="float">
            <text:p>6557900</text:p>
          </table:table-cell>
          <table:table-cell table:style-name="ce6" office:value-type="float" office:value="193.35" calcext:value-type="float">
            <text:p>193.35</text:p>
          </table:table-cell>
          <table:table-cell table:style-name="ce6" table:formula="of:=6*60+17.16" office:value-type="float" office:value="377.16" calcext:value-type="float">
            <text:p>377.16</text:p>
          </table:table-cell>
          <table:table-cell office:value-type="float" office:value="6646967" calcext:value-type="float">
            <text:p>6646967</text:p>
          </table:table-cell>
          <table:table-cell table:style-name="ce6" office:value-type="float" office:value="257.97" calcext:value-type="float">
            <text:p>257.97</text:p>
          </table:table-cell>
          <table:table-cell table:style-name="ce6" table:formula="of:=8*60+23.81" office:value-type="float" office:value="503.81" calcext:value-type="float">
            <text:p>503.8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34692" calcext:value-type="float">
            <text:p>6334692</text:p>
          </table:table-cell>
          <table:table-cell office:value-type="float" office:value="118.02" calcext:value-type="float">
            <text:p>118.02</text:p>
          </table:table-cell>
          <table:table-cell table:formula="of:=3*60+56.88" office:value-type="float" office:value="236.88" calcext:value-type="float">
            <text:p>236.88</text:p>
          </table:table-cell>
          <table:table-cell office:value-type="float" office:value="6721057" calcext:value-type="float">
            <text:p>6721057</text:p>
          </table:table-cell>
          <table:table-cell table:style-name="ce6" office:value-type="float" office:value="197.71" calcext:value-type="float">
            <text:p>197.71</text:p>
          </table:table-cell>
          <table:table-cell table:style-name="ce6" table:formula="of:=6*60+29.67" office:value-type="float" office:value="389.67" calcext:value-type="float">
            <text:p>389.67</text:p>
          </table:table-cell>
          <table:table-cell office:value-type="float" office:value="6813762" calcext:value-type="float">
            <text:p>6813762</text:p>
          </table:table-cell>
          <table:table-cell table:style-name="ce6" office:value-type="float" office:value="266.92" calcext:value-type="float">
            <text:p>266.92</text:p>
          </table:table-cell>
          <table:table-cell table:style-name="ce6" table:formula="of:=8*60+42.44" office:value-type="float" office:value="522.44" calcext:value-type="float">
            <text:p>522.4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59092" calcext:value-type="float">
            <text:p>7459092</text:p>
          </table:table-cell>
          <table:table-cell office:value-type="float" office:value="129.09" calcext:value-type="float">
            <text:p>129.09</text:p>
          </table:table-cell>
          <table:table-cell table:formula="of:=4*60+18.89" office:value-type="float" office:value="258.89" calcext:value-type="float">
            <text:p>258.89</text:p>
          </table:table-cell>
          <table:table-cell office:value-type="float" office:value="7820391" calcext:value-type="float">
            <text:p>7820391</text:p>
          </table:table-cell>
          <table:table-cell table:style-name="ce6" office:value-type="float" office:value="212.32" calcext:value-type="float">
            <text:p>212.32</text:p>
          </table:table-cell>
          <table:table-cell table:style-name="ce6" table:formula="of:=6*60+56.86" office:value-type="float" office:value="416.86" calcext:value-type="float">
            <text:p>416.86</text:p>
          </table:table-cell>
          <table:table-cell office:value-type="float" office:value="7896084" calcext:value-type="float">
            <text:p>7896084</text:p>
          </table:table-cell>
          <table:table-cell table:style-name="ce6" office:value-type="float" office:value="283.83" calcext:value-type="float">
            <text:p>283.83</text:p>
          </table:table-cell>
          <table:table-cell table:style-name="ce6" table:formula="of:=8*60+41.84" office:value-type="float" office:value="521.84" calcext:value-type="float">
            <text:p>521.8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13521" calcext:value-type="float">
            <text:p>6613521</text:p>
          </table:table-cell>
          <table:table-cell office:value-type="float" office:value="123.77" calcext:value-type="float">
            <text:p>123.77</text:p>
          </table:table-cell>
          <table:table-cell table:formula="of:=4*60+7.43" office:value-type="float" office:value="247.43" calcext:value-type="float">
            <text:p>247.43</text:p>
          </table:table-cell>
          <table:table-cell office:value-type="float" office:value="7010256" calcext:value-type="float">
            <text:p>7010256</text:p>
          </table:table-cell>
          <table:table-cell table:style-name="ce6" office:value-type="float" office:value="207.27" calcext:value-type="float">
            <text:p>207.27</text:p>
          </table:table-cell>
          <table:table-cell table:style-name="ce6" table:formula="of:=6*60+47.71" office:value-type="float" office:value="407.71" calcext:value-type="float">
            <text:p>407.71</text:p>
          </table:table-cell>
          <table:table-cell office:value-type="float" office:value="7102582" calcext:value-type="float">
            <text:p>7102582</text:p>
          </table:table-cell>
          <table:table-cell table:style-name="ce6" office:value-type="float" office:value="278.21" calcext:value-type="float">
            <text:p>278.21</text:p>
          </table:table-cell>
          <table:table-cell table:style-name="ce6" table:formula="of:=9*60+4.74" office:value-type="float" office:value="544.74" calcext:value-type="float">
            <text:p>544.7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27509" calcext:value-type="float">
            <text:p>7227509</text:p>
          </table:table-cell>
          <table:table-cell office:value-type="float" office:value="111.51" calcext:value-type="float">
            <text:p>111.51</text:p>
          </table:table-cell>
          <table:table-cell table:formula="of:=189.09" office:value-type="float" office:value="189.09" calcext:value-type="float">
            <text:p>189.09</text:p>
          </table:table-cell>
          <table:table-cell office:value-type="float" office:value="7674386" calcext:value-type="float">
            <text:p>7674386</text:p>
          </table:table-cell>
          <table:table-cell table:style-name="ce6" office:value-type="float" office:value="189.93" calcext:value-type="float">
            <text:p>189.93</text:p>
          </table:table-cell>
          <table:table-cell table:style-name="ce6" table:formula="of:=5*60+17.46" office:value-type="float" office:value="317.46" calcext:value-type="float">
            <text:p>317.46</text:p>
          </table:table-cell>
          <table:table-cell office:value-type="float" office:value="7780287" calcext:value-type="float">
            <text:p>7780287</text:p>
          </table:table-cell>
          <table:table-cell table:style-name="ce6" office:value-type="float" office:value="251.21" calcext:value-type="float">
            <text:p>251.21</text:p>
          </table:table-cell>
          <table:table-cell table:style-name="ce6" table:formula="of:=6*60+53.55" office:value-type="float" office:value="413.55" calcext:value-type="float">
            <text:p>413.55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edByNp" table:style-name="ta1">
        <table:shapes>
          <draw:frame draw:z-index="0" draw:style-name="gr1" draw:text-style-name="P1" svg:width="160.09mm" svg:height="90.09mm" svg:x="116.77mm" svg:y="2.71mm">
            <loext:p draw:notify-on-update-of-ranges="sortedByNp.A2:sortedByNp.A2 sortedByNp.A3:sortedByNp.A12 sortedByNp.B1:sortedByNp.B1 sortedByNp.B3:sortedByNp.B12 sortedByNp.C1:sortedByNp.C1 sortedByNp.C3:sortedByNp.C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.1mm" svg:height="90.08mm" svg:x="114.71mm" svg:y="93.93mm">
            <loext:p draw:notify-on-update-of-ranges="sortedByNp.A15:sortedByNp.A15 sortedByNp.A16:sortedByNp.A25 sortedByNp.B14:sortedByNp.B14 sortedByNp.B16:sortedByNp.B25 sortedByNp.C14:sortedByNp.C14 sortedByNp.C16:sortedByNp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1mm" svg:height="90.09mm" svg:x="114.71mm" svg:y="186.95mm">
            <loext:p draw:notify-on-update-of-ranges="sortedByNp.A28:sortedByNp.A28 sortedByNp.A29:sortedByNp.A38 sortedByNp.B27:sortedByNp.B27 sortedByNp.B29:sortedByNp.B38 sortedByNp.C27:sortedByNp.C27 sortedByNp.C29:sortedByNp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ce6"/>
        <table:table-row table:style-name="ro1">
          <table:table-cell table:style-name="ce1" office:value-type="string" calcext:value-type="string">
            <text:p>Chromosome</text:p>
          </table:table-cell>
          <table:table-cell table:style-name="ce1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float" office:value="5000" calcext:value-type="float" table:number-columns-spanned="3" table:number-rows-spanned="1">
            <text:p>5000</text:p>
          </table:table-cell>
          <table:covered-table-cell table:style-name="ce5"/>
          <table:covered-table-cell table:style-name="ce4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140121" calcext:value-type="float">
            <text:p>140121</text:p>
          </table:table-cell>
          <table:table-cell office:value-type="float" office:value="6.07" calcext:value-type="float">
            <text:p>6.07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3020582" calcext:value-type="float">
            <text:p>3020582</text:p>
          </table:table-cell>
          <table:table-cell office:value-type="float" office:value="58.41" calcext:value-type="float">
            <text:p>58.41</text:p>
          </table:table-cell>
          <table:table-cell office:value-type="float" office:value="117.16" calcext:value-type="float">
            <text:p>117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3026946" calcext:value-type="float">
            <text:p>3026946</text:p>
          </table:table-cell>
          <table:table-cell office:value-type="float" office:value="59" calcext:value-type="float">
            <text:p>59.00</text:p>
          </table:table-cell>
          <table:table-cell office:value-type="float" office:value="120" calcext:value-type="float">
            <text:p>12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4936364" calcext:value-type="float">
            <text:p>4936364</text:p>
          </table:table-cell>
          <table:table-cell office:value-type="float" office:value="76.34" calcext:value-type="float">
            <text:p>76.34</text:p>
          </table:table-cell>
          <table:table-cell office:value-type="float" office:value="130.85" calcext:value-type="float">
            <text:p>130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5022685" calcext:value-type="float">
            <text:p>5022685</text:p>
          </table:table-cell>
          <table:table-cell office:value-type="float" office:value="90.09" calcext:value-type="float">
            <text:p>90.09</text:p>
          </table:table-cell>
          <table:table-cell table:formula="of:=3*60+1.43" office:value-type="float" office:value="181.43" calcext:value-type="float">
            <text:p>181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176802" calcext:value-type="float">
            <text:p>6176802</text:p>
          </table:table-cell>
          <table:table-cell office:value-type="float" office:value="115.38" calcext:value-type="float">
            <text:p>115.38</text:p>
          </table:table-cell>
          <table:table-cell table:formula="of:=3*60+50.39" office:value-type="float" office:value="230.39" calcext:value-type="float">
            <text:p>230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334692" calcext:value-type="float">
            <text:p>6334692</text:p>
          </table:table-cell>
          <table:table-cell office:value-type="float" office:value="118.02" calcext:value-type="float">
            <text:p>118.02</text:p>
          </table:table-cell>
          <table:table-cell table:formula="of:=3*60+56.88" office:value-type="float" office:value="236.88" calcext:value-type="float">
            <text:p>236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613521" calcext:value-type="float">
            <text:p>6613521</text:p>
          </table:table-cell>
          <table:table-cell office:value-type="float" office:value="123.77" calcext:value-type="float">
            <text:p>123.77</text:p>
          </table:table-cell>
          <table:table-cell table:formula="of:=4*60+7.43" office:value-type="float" office:value="247.43" calcext:value-type="float">
            <text:p>247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7227509" calcext:value-type="float">
            <text:p>7227509</text:p>
          </table:table-cell>
          <table:table-cell office:value-type="float" office:value="111.51" calcext:value-type="float">
            <text:p>111.51</text:p>
          </table:table-cell>
          <table:table-cell table:formula="of:=189.09" office:value-type="float" office:value="189.09" calcext:value-type="float">
            <text:p>189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7459092" calcext:value-type="float">
            <text:p>7459092</text:p>
          </table:table-cell>
          <table:table-cell office:value-type="float" office:value="129.09" calcext:value-type="float">
            <text:p>129.09</text:p>
          </table:table-cell>
          <table:table-cell table:formula="of:=4*60+18.89" office:value-type="float" office:value="258.89" calcext:value-type="float">
            <text:p>258.89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hromoso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10000" calcext:value-type="float" table:number-columns-spanned="3" table:number-rows-spanned="1">
            <text:p>10000</text:p>
          </table:table-cell>
          <table:covered-table-cell table:style-name="ce3"/>
          <table:covered-table-cell table:style-name="ce1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float" office:value="151764" calcext:value-type="float">
            <text:p>151764</text:p>
          </table:table-cell>
          <table:table-cell office:value-type="float" office:value="18.56" calcext:value-type="float">
            <text:p>18.56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7805" calcext:value-type="float">
            <text:p>3187805</text:p>
          </table:table-cell>
          <table:table-cell office:value-type="float" office:value="97.54" calcext:value-type="float">
            <text:p>97.54</text:p>
          </table:table-cell>
          <table:table-cell table:formula="of:=3*60+18.05" office:value-type="float" office:value="198.05" calcext:value-type="float">
            <text:p>198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00604" calcext:value-type="float">
            <text:p>3200604</text:p>
          </table:table-cell>
          <table:table-cell office:value-type="float" office:value="98.19" calcext:value-type="float">
            <text:p>98.19</text:p>
          </table:table-cell>
          <table:table-cell office:value-type="float" office:value="195.97" calcext:value-type="float">
            <text:p>195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37758" calcext:value-type="float">
            <text:p>5237758</text:p>
          </table:table-cell>
          <table:table-cell office:value-type="float" office:value="127.61" calcext:value-type="float">
            <text:p>127.61</text:p>
          </table:table-cell>
          <table:table-cell table:formula="of:=3*60+25.5" office:value-type="float" office:value="205.5" calcext:value-type="float">
            <text:p>205.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96435" calcext:value-type="float">
            <text:p>5296435</text:p>
          </table:table-cell>
          <table:table-cell office:value-type="float" office:value="150.09" calcext:value-type="float">
            <text:p>150.09</text:p>
          </table:table-cell>
          <table:table-cell table:formula="of:=4*60+56.75" office:value-type="float" office:value="296.75" calcext:value-type="float">
            <text:p>296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57900" calcext:value-type="float">
            <text:p>6557900</text:p>
          </table:table-cell>
          <table:table-cell office:value-type="float" office:value="193.35" calcext:value-type="float">
            <text:p>193.35</text:p>
          </table:table-cell>
          <table:table-cell table:formula="of:=6*60+17.16" office:value-type="float" office:value="377.16" calcext:value-type="float">
            <text:p>377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21057" calcext:value-type="float">
            <text:p>6721057</text:p>
          </table:table-cell>
          <table:table-cell office:value-type="float" office:value="197.71" calcext:value-type="float">
            <text:p>197.71</text:p>
          </table:table-cell>
          <table:table-cell table:formula="of:=6*60+29.67" office:value-type="float" office:value="389.67" calcext:value-type="float">
            <text:p>389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10256" calcext:value-type="float">
            <text:p>7010256</text:p>
          </table:table-cell>
          <table:table-cell office:value-type="float" office:value="207.27" calcext:value-type="float">
            <text:p>207.27</text:p>
          </table:table-cell>
          <table:table-cell table:formula="of:=6*60+47.71" office:value-type="float" office:value="407.71" calcext:value-type="float">
            <text:p>407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74386" calcext:value-type="float">
            <text:p>7674386</text:p>
          </table:table-cell>
          <table:table-cell office:value-type="float" office:value="189.93" calcext:value-type="float">
            <text:p>189.93</text:p>
          </table:table-cell>
          <table:table-cell table:formula="of:=5*60+17.46" office:value-type="float" office:value="317.46" calcext:value-type="float">
            <text:p>317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20391" calcext:value-type="float">
            <text:p>7820391</text:p>
          </table:table-cell>
          <table:table-cell office:value-type="float" office:value="212.32" calcext:value-type="float">
            <text:p>212.32</text:p>
          </table:table-cell>
          <table:table-cell table:formula="of:=6*60+56.86" office:value-type="float" office:value="416.86" calcext:value-type="float">
            <text:p>416.86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hromosome</text:p>
          </table:table-cell>
          <table:table-cell table:style-name="ce7" office:value-type="string" calcext:value-type="string">
            <text:p>N’</text:p>
          </table:table-cell>
          <table:table-cell table:style-name="ce4" office:value-type="string" calcext:value-type="string">
            <text:p>proc. time</text:p>
          </table:table-cell>
          <table:table-cell table:style-name="ce4"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5" office:value-type="float" office:value="15000" calcext:value-type="float" table:number-columns-spanned="3" table:number-rows-spanned="1">
            <text:p>15000</text:p>
          </table:table-cell>
          <table:covered-table-cell table:style-name="ce3"/>
          <table:covered-table-cell table:style-name="ce1"/>
        </table:table-row>
        <table:table-row table:style-name="ro1">
          <table:table-cell table:style-name="ce2" office:value-type="string" calcext:value-type="string">
            <text:p>Y</text:p>
          </table:table-cell>
          <table:table-cell office:value-type="float" office:value="160299" calcext:value-type="float">
            <text:p>160299</text:p>
          </table:table-cell>
          <table:table-cell office:value-type="float" office:value="41.46" calcext:value-type="float">
            <text:p>41.46</text:p>
          </table:table-cell>
          <table:table-cell office:value-type="float" office:value="50.6" calcext:value-type="float">
            <text:p>50.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24682" calcext:value-type="float">
            <text:p>3224682</text:p>
          </table:table-cell>
          <table:table-cell office:value-type="float" office:value="130.46" calcext:value-type="float">
            <text:p>130.46</text:p>
          </table:table-cell>
          <table:table-cell table:formula="of:=4*60+23.82" office:value-type="float" office:value="263.82" calcext:value-type="float">
            <text:p>263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38803" calcext:value-type="float">
            <text:p>3238803</text:p>
          </table:table-cell>
          <table:table-cell office:value-type="float" office:value="132.58" calcext:value-type="float">
            <text:p>132.58</text:p>
          </table:table-cell>
          <table:table-cell table:formula="of:=60*4+24.47" office:value-type="float" office:value="264.47" calcext:value-type="float">
            <text:p>264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08674" calcext:value-type="float">
            <text:p>5308674</text:p>
          </table:table-cell>
          <table:table-cell office:value-type="float" office:value="199.4" calcext:value-type="float">
            <text:p>199.40</text:p>
          </table:table-cell>
          <table:table-cell table:formula="of:=6*60+18.7" office:value-type="float" office:value="378.7" calcext:value-type="float">
            <text:p>378.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56447" calcext:value-type="float">
            <text:p>5356447</text:p>
          </table:table-cell>
          <table:table-cell office:value-type="float" office:value="196.4" calcext:value-type="float">
            <text:p>196.40</text:p>
          </table:table-cell>
          <table:table-cell table:formula="of:=6*60+25.1" office:value-type="float" office:value="385.1" calcext:value-type="float">
            <text:p>385.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46967" calcext:value-type="float">
            <text:p>6646967</text:p>
          </table:table-cell>
          <table:table-cell office:value-type="float" office:value="257.97" calcext:value-type="float">
            <text:p>257.97</text:p>
          </table:table-cell>
          <table:table-cell table:formula="of:=8*60+23.81" office:value-type="float" office:value="503.81" calcext:value-type="float">
            <text:p>503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13762" calcext:value-type="float">
            <text:p>6813762</text:p>
          </table:table-cell>
          <table:table-cell office:value-type="float" office:value="266.92" calcext:value-type="float">
            <text:p>266.92</text:p>
          </table:table-cell>
          <table:table-cell table:formula="of:=8*60+42.44" office:value-type="float" office:value="522.44" calcext:value-type="float">
            <text:p>522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02582" calcext:value-type="float">
            <text:p>7102582</text:p>
          </table:table-cell>
          <table:table-cell office:value-type="float" office:value="278.21" calcext:value-type="float">
            <text:p>278.21</text:p>
          </table:table-cell>
          <table:table-cell table:formula="of:=9*60+4.74" office:value-type="float" office:value="544.74" calcext:value-type="float">
            <text:p>544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80287" calcext:value-type="float">
            <text:p>7780287</text:p>
          </table:table-cell>
          <table:table-cell office:value-type="float" office:value="251.21" calcext:value-type="float">
            <text:p>251.21</text:p>
          </table:table-cell>
          <table:table-cell table:formula="of:=6*60+53.55" office:value-type="float" office:value="413.55" calcext:value-type="float">
            <text:p>413.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96084" calcext:value-type="float">
            <text:p>7896084</text:p>
          </table:table-cell>
          <table:table-cell office:value-type="float" office:value="283.83" calcext:value-type="float">
            <text:p>283.83</text:p>
          </table:table-cell>
          <table:table-cell table:formula="of:=8*60+41.84" office:value-type="float" office:value="521.84" calcext:value-type="float">
            <text:p>521.84</text:p>
          </table:table-cell>
        </table:table-row>
      </table:table>
      <table:named-expressions/>
      <table:database-ranges>
        <table:database-range table:name="__Anonymous_Sheet_DB__1" table:target-range-address="sortedByNp.A29:sortedByNp.D3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5:42:25.765543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15:09.823263615</meta:creation-date>
    <dc:date>2017-05-30T15:59:28.796164204</dc:date>
    <meta:editing-duration>PT36M30S</meta:editing-duration>
    <meta:editing-cycles>8</meta:editing-cycles>
    <meta:generator>LibreOffice/5.1.4.2$Linux_X86_64 LibreOffice_project/10m0$Build-2</meta:generator>
    <meta:document-statistic meta:table-count="2" meta:cell-count="2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1cm" xlink:href=".." xlink:type="simple" chart:class="chart:line" chart:style-name="ch1">
        <chart:title svg:x="1.786cm" svg:y="0.316cm" chart:style-name="ch2">
          <text:p>MultiEDSM Processing time for the 10 shortest chromosomes</text:p>
        </chart:title>
        <chart:subtitle svg:x="5.834cm" svg:y="1.275cm" chart:style-name="ch3">
          <text:p>M = 5000, 10000, 15000</text:p>
        </chart:subtitle>
        <chart:legend chart:legend-position="end" svg:x="13.719cm" svg:y="3.708cm" style:legend-expansion="high" chart:style-name="ch4"/>
        <chart:plot-area chart:style-name="ch5" table:cell-range-address="Sheet1.A3:Sheet1.A12 Sheet1.B2:Sheet1.B2 Sheet1.C3:Sheet1.C12 Sheet1.E2:Sheet1.E2 Sheet1.F3:Sheet1.F12 Sheet1.H2:Sheet1.H2 Sheet1.I3:Sheet1.I12" chart:data-source-has-labels="both" svg:x="1.33cm" svg:y="2.138cm" svg:width="12.07cm" svg:height="5.711cm">
          <chartooo:coordinate-region svg:x="2.613cm" svg:y="2.337cm" svg:width="10.6cm" svg:height="4.865cm"/>
          <chart:axis chart:dimension="x" chart:name="primary-x" chart:style-name="ch6" chartooo:axis-type="auto">
            <chartooo:date-scale/>
            <chart:title svg:x="6.329cm" svg:y="8.029cm" chart:style-name="ch7">
              <text:p>Chromosome</text:p>
            </chart:title>
            <chart:categories table:cell-range-address="Sheet1.A3:Sheet1.A12"/>
          </chart:axis>
          <chart:axis chart:dimension="y" chart:name="primary-y" chart:style-name="ch8">
            <chart:title svg:x="0.451cm" svg:y="5.619cm" chart:style-name="ch9">
              <text:p>Time (s)</text:p>
            </chart:title>
            <chart:grid chart:style-name="ch10" chart:class="major"/>
          </chart:axis>
          <chart:series chart:style-name="ch11" chart:values-cell-range-address="Sheet1.C3:Sheet1.C12" chart:label-cell-address="Sheet1.B2:Sheet1.B2" chart:class="chart:line">
            <chart:data-point chart:repeated="10"/>
          </chart:series>
          <chart:series chart:style-name="ch12" chart:values-cell-range-address="Sheet1.F3:Sheet1.F12" chart:label-cell-address="Sheet1.E2:Sheet1.E2" chart:class="chart:line">
            <chart:data-point chart:repeated="10"/>
          </chart:series>
          <chart:series chart:style-name="ch13" chart:values-cell-range-address="Sheet1.I3:Sheet1.I12" chart:label-cell-address="Sheet1.H2:Sheet1.H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  <draw:g>
                  <svg:desc>Sheet1.B2:Sheet1.B2</svg:desc>
                </draw:g>
              </table:table-cell>
              <table:table-cell office:value-type="string">
                <text:p>10000</text:p>
                <draw:g>
                  <svg:desc>Sheet1.E2:Sheet1.E2</svg:desc>
                </draw:g>
              </table:table-cell>
              <table:table-cell office:value-type="string">
                <text:p>15000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Sheet1.A3:Sheet1.A12</svg:desc>
                </draw:g>
              </table:table-cell>
              <table:table-cell office:value-type="float" office:value="59">
                <text:p>59</text:p>
                <draw:g>
                  <svg:desc>Sheet1.C3:Sheet1.C12</svg:desc>
                </draw:g>
              </table:table-cell>
              <table:table-cell office:value-type="float" office:value="98.19">
                <text:p>98.19</text:p>
                <draw:g>
                  <svg:desc>Sheet1.F3:Sheet1.F12</svg:desc>
                </draw:g>
              </table:table-cell>
              <table:table-cell office:value-type="float" office:value="132.58">
                <text:p>132.58</text:p>
                <draw:g>
                  <svg:desc>Sheet1.I3:Sheet1.I12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8.41">
                <text:p>58.41</text:p>
              </table:table-cell>
              <table:table-cell office:value-type="float" office:value="97.54">
                <text:p>97.54</text:p>
              </table:table-cell>
              <table:table-cell office:value-type="float" office:value="130.46">
                <text:p>130.4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0.09">
                <text:p>90.09</text:p>
              </table:table-cell>
              <table:table-cell office:value-type="float" office:value="150.09">
                <text:p>150.09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6.07">
                <text:p>6.07</text:p>
              </table:table-cell>
              <table:table-cell office:value-type="float" office:value="18.56">
                <text:p>18.56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6.34">
                <text:p>76.34</text:p>
              </table:table-cell>
              <table:table-cell office:value-type="float" office:value="127.61">
                <text:p>127.61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5.38">
                <text:p>115.38</text:p>
              </table:table-cell>
              <table:table-cell office:value-type="float" office:value="193.35">
                <text:p>193.35</text:p>
              </table:table-cell>
              <table:table-cell office:value-type="float" office:value="257.97">
                <text:p>257.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8.02">
                <text:p>118.02</text:p>
              </table:table-cell>
              <table:table-cell office:value-type="float" office:value="197.71">
                <text:p>197.71</text:p>
              </table:table-cell>
              <table:table-cell office:value-type="float" office:value="266.92">
                <text:p>266.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9.09">
                <text:p>129.09</text:p>
              </table:table-cell>
              <table:table-cell office:value-type="float" office:value="212.32">
                <text:p>212.32</text:p>
              </table:table-cell>
              <table:table-cell office:value-type="float" office:value="283.83">
                <text:p>283.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3.77">
                <text:p>123.77</text:p>
              </table:table-cell>
              <table:table-cell office:value-type="float" office:value="207.27">
                <text:p>207.27</text:p>
              </table:table-cell>
              <table:table-cell office:value-type="float" office:value="278.21">
                <text:p>278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1.51">
                <text:p>111.51</text:p>
              </table:table-cell>
              <table:table-cell office:value-type="float" office:value="189.93">
                <text:p>189.93</text:p>
              </table:table-cell>
              <table:table-cell office:value-type="float" office:value="251.21">
                <text:p>251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line" chart:column-mapping="0" chart:style-name="ch1">
        <chart:title svg:x="6.996cm" svg:y="0.316cm" chart:style-name="ch2">
          <text:p>M = 5000</text:p>
        </chart:title>
        <chart:legend chart:legend-position="end" svg:x="13.131cm" svg:y="3.957cm" style:legend-expansion="high" chart:style-name="ch3"/>
        <chart:plot-area chart:style-name="ch4" table:cell-range-address="sortedByNp.A2:sortedByNp.A12 sortedByNp.B1:sortedByNp.C1 sortedByNp.B3:sortedByNp.C12" chart:data-source-has-labels="both" svg:x="1.331cm" svg:y="1.275cm" svg:width="10.599cm" svg:height="6.574cm">
          <chartooo:coordinate-region svg:x="2.878cm" svg:y="1.474cm" svg:width="8.244cm" svg:height="5.728cm"/>
          <chart:axis chart:dimension="x" chart:name="primary-x" chart:style-name="ch5" chartooo:axis-type="auto">
            <chartooo:date-scale/>
            <chart:title svg:x="5.594cm" svg:y="8.029cm" chart:style-name="ch6">
              <text:p>Chromosome</text:p>
            </chart:title>
            <chart:categories table:cell-range-address="sortedByNp.A3:sortedByNp.A12"/>
          </chart:axis>
          <chart:axis chart:dimension="y" chart:name="primary-y" chart:style-name="ch5">
            <chart:title svg:x="0.451cm" svg:y="4.765cm" chart:style-name="ch7">
              <text:p>N'</text:p>
            </chart:title>
            <chart:grid chart:style-name="ch8" chart:class="major"/>
          </chart:axis>
          <chart:axis chart:dimension="y" chart:name="secondary-y" chart:style-name="ch9">
            <chart:title svg:x="12.25cm" svg:y="5.188cm" chart:style-name="ch7">
              <text:p>Time (s)</text:p>
            </chart:title>
          </chart:axis>
          <chart:series chart:attached-axis="primary-y" chart:style-name="ch10" chart:values-cell-range-address="sortedByNp.B3:sortedByNp.B12" chart:label-cell-address="sortedByNp.B1:sortedByNp.B1" chart:class="chart:line">
            <chart:data-point chart:repeated="10"/>
          </chart:series>
          <chart:series chart:attached-axis="secondary-y" chart:style-name="ch11" chart:values-cell-range-address="sortedByNp.C3:sortedByNp.C12" chart:label-cell-address="sortedByNp.C1:sortedByNp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1:sortedByNp.B1</svg:desc>
                </draw:g>
              </table:table-cell>
              <table:table-cell office:value-type="string">
                <text:p>proc. time</text:p>
                <draw:g>
                  <svg:desc>sortedByNp.C1:sortedByN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3:sortedByNp.A12</svg:desc>
                </draw:g>
              </table:table-cell>
              <table:table-cell office:value-type="float" office:value="140121">
                <text:p>140121</text:p>
                <draw:g>
                  <svg:desc>sortedByNp.B3:sortedByNp.B12</svg:desc>
                </draw:g>
              </table:table-cell>
              <table:table-cell office:value-type="float" office:value="6.07">
                <text:p>6.07</text:p>
                <draw:g>
                  <svg:desc>sortedByNp.C3:sortedByNp.C12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20582">
                <text:p>3020582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26946">
                <text:p>30269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936364">
                <text:p>4936364</text:p>
              </table:table-cell>
              <table:table-cell office:value-type="float" office:value="76.34">
                <text:p>76.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022685">
                <text:p>5022685</text:p>
              </table:table-cell>
              <table:table-cell office:value-type="float" office:value="90.09">
                <text:p>90.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176802">
                <text:p>6176802</text:p>
              </table:table-cell>
              <table:table-cell office:value-type="float" office:value="115.38">
                <text:p>115.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4692">
                <text:p>6334692</text:p>
              </table:table-cell>
              <table:table-cell office:value-type="float" office:value="118.02">
                <text:p>118.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613521">
                <text:p>6613521</text:p>
              </table:table-cell>
              <table:table-cell office:value-type="float" office:value="123.77">
                <text:p>123.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27509">
                <text:p>7227509</text:p>
              </table:table-cell>
              <table:table-cell office:value-type="float" office:value="111.51">
                <text:p>111.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459092">
                <text:p>7459092</text:p>
              </table:table-cell>
              <table:table-cell office:value-type="float" office:value="129.09">
                <text:p>129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line" chart:column-mapping="0" chart:style-name="ch1">
        <chart:title svg:x="6.877cm" svg:y="0.316cm" chart:style-name="ch2">
          <text:p>M = 10000</text:p>
        </chart:title>
        <chart:legend chart:legend-position="end" svg:x="13.132cm" svg:y="3.956cm" style:legend-expansion="high" chart:style-name="ch3"/>
        <chart:plot-area chart:style-name="ch4" table:cell-range-address="sortedByNp.A15:sortedByNp.A25 sortedByNp.B14:sortedByNp.C14 sortedByNp.B16:sortedByNp.C25" chart:data-source-has-labels="both" svg:x="1.331cm" svg:y="1.275cm" svg:width="10.6cm" svg:height="6.573cm">
          <chartooo:coordinate-region svg:x="2.878cm" svg:y="1.474cm" svg:width="8.245cm" svg:height="5.727cm"/>
          <chart:axis chart:dimension="x" chart:name="primary-x" chart:style-name="ch5" chartooo:axis-type="auto">
            <chartooo:date-scale/>
            <chart:title svg:x="5.595cm" svg:y="8.028cm" chart:style-name="ch6">
              <text:p>Chromosome</text:p>
            </chart:title>
            <chart:categories table:cell-range-address="sortedByNp.A16:sortedByNp.A25"/>
          </chart:axis>
          <chart:axis chart:dimension="y" chart:name="primary-y" chart:style-name="ch7">
            <chart:title svg:x="0.451cm" svg:y="4.764cm" chart:style-name="ch8">
              <text:p>N'</text:p>
            </chart:title>
            <chart:grid chart:style-name="ch9" chart:class="major"/>
          </chart:axis>
          <chart:axis chart:dimension="y" chart:name="secondary-y" chart:style-name="ch10">
            <chart:title svg:x="12.251cm" svg:y="5.187cm" chart:style-name="ch8">
              <text:p>Time (s)</text:p>
            </chart:title>
          </chart:axis>
          <chart:series chart:attached-axis="primary-y" chart:style-name="ch11" chart:values-cell-range-address="sortedByNp.B16:sortedByNp.B25" chart:label-cell-address="sortedByNp.B14:sortedByNp.B14" chart:class="chart:line">
            <chart:data-point chart:repeated="10"/>
          </chart:series>
          <chart:series chart:attached-axis="secondary-y" chart:style-name="ch12" chart:values-cell-range-address="sortedByNp.C16:sortedByNp.C25" chart:label-cell-address="sortedByNp.C14:sortedByNp.C14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14:sortedByNp.B14</svg:desc>
                </draw:g>
              </table:table-cell>
              <table:table-cell office:value-type="string">
                <text:p>proc. time</text:p>
                <draw:g>
                  <svg:desc>sortedByNp.C14:sortedByNp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16:sortedByNp.A25</svg:desc>
                </draw:g>
              </table:table-cell>
              <table:table-cell office:value-type="float" office:value="151764">
                <text:p>151764</text:p>
                <draw:g>
                  <svg:desc>sortedByNp.B16:sortedByNp.B25</svg:desc>
                </draw:g>
              </table:table-cell>
              <table:table-cell office:value-type="float" office:value="18.56">
                <text:p>18.56</text:p>
                <draw:g>
                  <svg:desc>sortedByNp.C16:sortedByNp.C25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87805">
                <text:p>3187805</text:p>
              </table:table-cell>
              <table:table-cell office:value-type="float" office:value="97.54">
                <text:p>97.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00604">
                <text:p>3200604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237758">
                <text:p>5237758</text:p>
              </table:table-cell>
              <table:table-cell office:value-type="float" office:value="127.61">
                <text:p>127.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296435">
                <text:p>5296435</text:p>
              </table:table-cell>
              <table:table-cell office:value-type="float" office:value="150.09">
                <text:p>150.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57900">
                <text:p>6557900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721057">
                <text:p>6721057</text:p>
              </table:table-cell>
              <table:table-cell office:value-type="float" office:value="197.71">
                <text:p>197.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010256">
                <text:p>7010256</text:p>
              </table:table-cell>
              <table:table-cell office:value-type="float" office:value="207.27">
                <text:p>207.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674386">
                <text:p>7674386</text:p>
              </table:table-cell>
              <table:table-cell office:value-type="float" office:value="189.93">
                <text:p>189.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820391">
                <text:p>7820391</text:p>
              </table:table-cell>
              <table:table-cell office:value-type="float" office:value="212.32">
                <text:p>212.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column-mapping="0" chart:style-name="ch1">
        <chart:title svg:x="6.877cm" svg:y="0.316cm" chart:style-name="ch2">
          <text:p>M = 15000</text:p>
        </chart:title>
        <chart:legend chart:legend-position="end" svg:x="13.132cm" svg:y="3.957cm" style:legend-expansion="high" chart:style-name="ch3"/>
        <chart:plot-area chart:style-name="ch4" table:cell-range-address="sortedByNp.A28:sortedByNp.A38 sortedByNp.B27:sortedByNp.C27 sortedByNp.B29:sortedByNp.C38" chart:data-source-has-labels="both" svg:x="1.331cm" svg:y="1.275cm" svg:width="10.6cm" svg:height="6.574cm">
          <chartooo:coordinate-region svg:x="2.878cm" svg:y="1.474cm" svg:width="8.245cm" svg:height="5.728cm"/>
          <chart:axis chart:dimension="x" chart:name="primary-x" chart:style-name="ch5" chartooo:axis-type="auto">
            <chartooo:date-scale/>
            <chart:title svg:x="5.595cm" svg:y="8.029cm" chart:style-name="ch6">
              <text:p>Chromosome</text:p>
            </chart:title>
            <chart:categories table:cell-range-address="sortedByNp.A29:sortedByNp.A38"/>
          </chart:axis>
          <chart:axis chart:dimension="y" chart:name="primary-y" chart:style-name="ch7">
            <chart:title svg:x="0.451cm" svg:y="4.765cm" chart:style-name="ch8">
              <text:p>N'</text:p>
            </chart:title>
            <chart:grid chart:style-name="ch9" chart:class="major"/>
          </chart:axis>
          <chart:axis chart:dimension="y" chart:name="secondary-y" chart:style-name="ch10">
            <chart:title svg:x="12.251cm" svg:y="5.188cm" chart:style-name="ch8">
              <text:p>Time (s)</text:p>
            </chart:title>
          </chart:axis>
          <chart:series chart:attached-axis="primary-y" chart:style-name="ch11" chart:values-cell-range-address="sortedByNp.B29:sortedByNp.B38" chart:label-cell-address="sortedByNp.B27:sortedByNp.B27" chart:class="chart:line">
            <chart:data-point chart:repeated="10"/>
          </chart:series>
          <chart:series chart:attached-axis="secondary-y" chart:style-name="ch12" chart:values-cell-range-address="sortedByNp.C29:sortedByNp.C38" chart:label-cell-address="sortedByNp.C27:sortedByNp.C2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’</text:p>
                <draw:g>
                  <svg:desc>sortedByNp.B27:sortedByNp.B27</svg:desc>
                </draw:g>
              </table:table-cell>
              <table:table-cell office:value-type="string">
                <text:p>proc. time</text:p>
                <draw:g>
                  <svg:desc>sortedByNp.C27:sortedByNp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</text:p>
                <draw:g>
                  <svg:desc>sortedByNp.A29:sortedByNp.A38</svg:desc>
                </draw:g>
              </table:table-cell>
              <table:table-cell office:value-type="float" office:value="160299">
                <text:p>160299</text:p>
                <draw:g>
                  <svg:desc>sortedByNp.B29:sortedByNp.B38</svg:desc>
                </draw:g>
              </table:table-cell>
              <table:table-cell office:value-type="float" office:value="41.46">
                <text:p>41.46</text:p>
                <draw:g>
                  <svg:desc>sortedByNp.C29:sortedByNp.C38</svg:desc>
                </draw:g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24682">
                <text:p>3224682</text:p>
              </table:table-cell>
              <table:table-cell office:value-type="float" office:value="130.46">
                <text:p>130.4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38803">
                <text:p>3238803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08674">
                <text:p>5308674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356447">
                <text:p>5356447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46967">
                <text:p>6646967</text:p>
              </table:table-cell>
              <table:table-cell office:value-type="float" office:value="257.97">
                <text:p>257.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813762">
                <text:p>6813762</text:p>
              </table:table-cell>
              <table:table-cell office:value-type="float" office:value="266.92">
                <text:p>266.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02582">
                <text:p>7102582</text:p>
              </table:table-cell>
              <table:table-cell office:value-type="float" office:value="278.21">
                <text:p>278.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0287">
                <text:p>7780287</text:p>
              </table:table-cell>
              <table:table-cell office:value-type="float" office:value="251.21">
                <text:p>251.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896084">
                <text:p>7896084</text:p>
              </table:table-cell>
              <table:table-cell office:value-type="float" office:value="283.83">
                <text:p>283.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